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61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border="0.74pt solid #cccccc"/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dc-fqu</text:p>
          </table:table-cell>
          <table:table-cell office:value-type="string" calcext:value-type="string">
            <text:p>host-000865.dc-fqu.storage.ovh</text:p>
          </table:table-cell>
          <table:table-cell office:value-type="string" calcext:value-type="string">
            <text:p>OQAZWMEH00</text:p>
          </table:table-cell>
          <table:table-cell office:value-type="float" office:value="88708764" calcext:value-type="float">
            <text:p>88708764</text:p>
          </table:table-cell>
          <table:table-cell office:value-type="float" office:value="1615982187" calcext:value-type="float">
            <text:p>1615982187</text:p>
          </table:table-cell>
          <table:table-cell office:value-type="float" office:value="902312187" calcext:value-type="float">
            <text:p>90231218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ays</text:p>
          </table:table-cell>
          <table:table-cell table:number-columns-repeated="9"/>
          <table:table-cell office:value-type="string" calcext:value-type="string">
            <text:p>avg age per dc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dc-&quot;&amp;[.A3]" office:value-type="string" office:string-value="dc-aaa" calcext:value-type="string">
            <text:p>dc-aaa</text:p>
          </table:table-cell>
          <table:table-cell table:formula="of:=&quot;host-000&quot;&amp;[.B3]&amp;&quot;.dc-&quot;&amp;[.A3]&amp;&quot;.storage.ovh&quot;" office:value-type="string" office:string-value="host-000101.dc-aaa.storage.ovh" calcext:value-type="string">
            <text:p>host-000101.dc-aaa.storage.ovh</text:p>
          </table:table-cell>
          <table:table-cell table:formula="of:=UPPER([.A3])&amp;[.B3]&amp;&quot;000&quot;&amp;[.C3]" office:value-type="string" office:string-value="AAA1010001" calcext:value-type="string">
            <text:p>AAA1010001</text:p>
          </table:table-cell>
          <table:table-cell table:formula="of:=[.D3]*86400" office:value-type="float" office:value="8640000" calcext:value-type="float">
            <text:p>8640000</text:p>
          </table:table-cell>
          <table:table-cell office:value-type="float" office:value="1000000010" calcext:value-type="float">
            <text:p>1000000010</text:p>
          </table:table-cell>
          <table:table-cell office:value-type="float" office:value="100000100" calcext:value-type="float">
            <text:p>10000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3:.H4])/86400" office:value-type="float" office:value="100.25" calcext:value-type="float">
            <text:p>100,25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D3]+0.5" office:value-type="float" office:value="100.5" calcext:value-type="float">
            <text:p>100,5</text:p>
          </table:table-cell>
          <table:table-cell table:formula="of:=&quot;dc-&quot;&amp;[.A4]" office:value-type="string" office:string-value="dc-aaa" calcext:value-type="string">
            <text:p>dc-aaa</text:p>
          </table:table-cell>
          <table:table-cell table:formula="of:=&quot;host-000&quot;&amp;[.B4]&amp;&quot;.dc-&quot;&amp;[.A4]&amp;&quot;.storage.ovh&quot;" office:value-type="string" office:string-value="host-000101.dc-aaa.storage.ovh" calcext:value-type="string">
            <text:p>host-000101.dc-aaa.storage.ovh</text:p>
          </table:table-cell>
          <table:table-cell table:formula="of:=UPPER([.A4])&amp;[.B4]&amp;&quot;000&quot;&amp;[.C4]" office:value-type="string" office:string-value="AAA1010002" calcext:value-type="string">
            <text:p>AAA1010002</text:p>
          </table:table-cell>
          <table:table-cell table:formula="of:=[.D4]*86400" office:value-type="float" office:value="8683200" calcext:value-type="float">
            <text:p>8683200</text:p>
          </table:table-cell>
          <table:table-cell table:formula="of:=[.I3]+10" office:value-type="float" office:value="1000000020" calcext:value-type="float">
            <text:p>1000000020</text:p>
          </table:table-cell>
          <table:table-cell table:formula="of:=[.J3]+100" office:value-type="float" office:value="100000200" calcext:value-type="float">
            <text:p>100000200</text:p>
          </table:table-cell>
          <table:table-cell table:formula="of:=[.K3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formula="of:=[.D4]+0.5" office:value-type="float" office:value="101" calcext:value-type="float">
            <text:p>101</text:p>
          </table:table-cell>
          <table:table-cell table:formula="of:=&quot;dc-&quot;&amp;[.A5]" office:value-type="string" office:string-value="dc-bbb" calcext:value-type="string">
            <text:p>dc-bbb</text:p>
          </table:table-cell>
          <table:table-cell table:formula="of:=&quot;host-000&quot;&amp;[.B5]&amp;&quot;.dc-&quot;&amp;[.A5]&amp;&quot;.storage.ovh&quot;" office:value-type="string" office:string-value="host-000201.dc-bbb.storage.ovh" calcext:value-type="string">
            <text:p>host-000201.dc-bbb.storage.ovh</text:p>
          </table:table-cell>
          <table:table-cell table:formula="of:=UPPER([.A5])&amp;[.B5]&amp;&quot;000&quot;&amp;[.C5]" office:value-type="string" office:string-value="BBB2010001" calcext:value-type="string">
            <text:p>BBB2010001</text:p>
          </table:table-cell>
          <table:table-cell table:formula="of:=[.D5]*86400" office:value-type="float" office:value="8726400" calcext:value-type="float">
            <text:p>8726400</text:p>
          </table:table-cell>
          <table:table-cell table:formula="of:=[.I4]+10" office:value-type="float" office:value="1000000030" calcext:value-type="float">
            <text:p>1000000030</text:p>
          </table:table-cell>
          <table:table-cell table:formula="of:=[.J4]+100" office:value-type="float" office:value="100000300" calcext:value-type="float">
            <text:p>100000300</text:p>
          </table:table-cell>
          <table:table-cell table:formula="of:=[.K4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5:.H8])/86400" office:value-type="float" office:value="101.75" calcext:value-type="float">
            <text:p>101,75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D5]+0.5" office:value-type="float" office:value="101.5" calcext:value-type="float">
            <text:p>101,5</text:p>
          </table:table-cell>
          <table:table-cell table:formula="of:=&quot;dc-&quot;&amp;[.A6]" office:value-type="string" office:string-value="dc-bbb" calcext:value-type="string">
            <text:p>dc-bbb</text:p>
          </table:table-cell>
          <table:table-cell table:formula="of:=&quot;host-000&quot;&amp;[.B6]&amp;&quot;.dc-&quot;&amp;[.A6]&amp;&quot;.storage.ovh&quot;" office:value-type="string" office:string-value="host-000201.dc-bbb.storage.ovh" calcext:value-type="string">
            <text:p>host-000201.dc-bbb.storage.ovh</text:p>
          </table:table-cell>
          <table:table-cell table:formula="of:=UPPER([.A6])&amp;[.B6]&amp;&quot;000&quot;&amp;[.C6]" office:value-type="string" office:string-value="BBB2010002" calcext:value-type="string">
            <text:p>BBB2010002</text:p>
          </table:table-cell>
          <table:table-cell table:formula="of:=[.D6]*86400" office:value-type="float" office:value="8769600" calcext:value-type="float">
            <text:p>8769600</text:p>
          </table:table-cell>
          <table:table-cell table:formula="of:=[.I5]+10" office:value-type="float" office:value="1000000040" calcext:value-type="float">
            <text:p>1000000040</text:p>
          </table:table-cell>
          <table:table-cell table:formula="of:=[.J5]+100" office:value-type="float" office:value="100000400" calcext:value-type="float">
            <text:p>100000400</text:p>
          </table:table-cell>
          <table:table-cell table:formula="of:=[.K5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D6]+0.5" office:value-type="float" office:value="102" calcext:value-type="float">
            <text:p>102</text:p>
          </table:table-cell>
          <table:table-cell table:formula="of:=&quot;dc-&quot;&amp;[.A7]" office:value-type="string" office:string-value="dc-bbb" calcext:value-type="string">
            <text:p>dc-bbb</text:p>
          </table:table-cell>
          <table:table-cell table:formula="of:=&quot;host-000&quot;&amp;[.B7]&amp;&quot;.dc-&quot;&amp;[.A7]&amp;&quot;.storage.ovh&quot;" office:value-type="string" office:string-value="host-000202.dc-bbb.storage.ovh" calcext:value-type="string">
            <text:p>host-000202.dc-bbb.storage.ovh</text:p>
          </table:table-cell>
          <table:table-cell table:formula="of:=UPPER([.A7])&amp;[.B7]&amp;&quot;000&quot;&amp;[.C7]" office:value-type="string" office:string-value="BBB2020001" calcext:value-type="string">
            <text:p>BBB2020001</text:p>
          </table:table-cell>
          <table:table-cell table:formula="of:=[.D7]*86400" office:value-type="float" office:value="8812800" calcext:value-type="float">
            <text:p>8812800</text:p>
          </table:table-cell>
          <table:table-cell table:formula="of:=[.I6]+10" office:value-type="float" office:value="1000000050" calcext:value-type="float">
            <text:p>1000000050</text:p>
          </table:table-cell>
          <table:table-cell table:formula="of:=[.J6]+100" office:value-type="float" office:value="100000500" calcext:value-type="float">
            <text:p>100000500</text:p>
          </table:table-cell>
          <table:table-cell table:formula="of:=[.K6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[.D7]+0.5" office:value-type="float" office:value="102.5" calcext:value-type="float">
            <text:p>102,5</text:p>
          </table:table-cell>
          <table:table-cell table:formula="of:=&quot;dc-&quot;&amp;[.A8]" office:value-type="string" office:string-value="dc-bbb" calcext:value-type="string">
            <text:p>dc-bbb</text:p>
          </table:table-cell>
          <table:table-cell table:formula="of:=&quot;host-000&quot;&amp;[.B8]&amp;&quot;.dc-&quot;&amp;[.A8]&amp;&quot;.storage.ovh&quot;" office:value-type="string" office:string-value="host-000202.dc-bbb.storage.ovh" calcext:value-type="string">
            <text:p>host-000202.dc-bbb.storage.ovh</text:p>
          </table:table-cell>
          <table:table-cell table:formula="of:=UPPER([.A8])&amp;[.B8]&amp;&quot;000&quot;&amp;[.C8]" office:value-type="string" office:string-value="BBB2020002" calcext:value-type="string">
            <text:p>BBB2020002</text:p>
          </table:table-cell>
          <table:table-cell table:formula="of:=[.D8]*86400" office:value-type="float" office:value="8856000" calcext:value-type="float">
            <text:p>8856000</text:p>
          </table:table-cell>
          <table:table-cell table:formula="of:=[.I7]+10" office:value-type="float" office:value="1000000060" calcext:value-type="float">
            <text:p>1000000060</text:p>
          </table:table-cell>
          <table:table-cell table:formula="of:=[.J7]+100" office:value-type="float" office:value="100000600" calcext:value-type="float">
            <text:p>100000600</text:p>
          </table:table-cell>
          <table:table-cell table:formula="of:=[.K7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[.D8]+0.5" office:value-type="float" office:value="103" calcext:value-type="float">
            <text:p>103</text:p>
          </table:table-cell>
          <table:table-cell table:formula="of:=&quot;dc-&quot;&amp;[.A9]" office:value-type="string" office:string-value="dc-ccc" calcext:value-type="string">
            <text:p>dc-ccc</text:p>
          </table:table-cell>
          <table:table-cell table:formula="of:=&quot;host-000&quot;&amp;[.B9]&amp;&quot;.dc-&quot;&amp;[.A9]&amp;&quot;.storage.ovh&quot;" office:value-type="string" office:string-value="host-000301.dc-ccc.storage.ovh" calcext:value-type="string">
            <text:p>host-000301.dc-ccc.storage.ovh</text:p>
          </table:table-cell>
          <table:table-cell table:formula="of:=UPPER([.A9])&amp;[.B9]&amp;&quot;000&quot;&amp;[.C9]" office:value-type="string" office:string-value="CCC3010001" calcext:value-type="string">
            <text:p>CCC3010001</text:p>
          </table:table-cell>
          <table:table-cell table:formula="of:=[.D9]*86400" office:value-type="float" office:value="8899200" calcext:value-type="float">
            <text:p>8899200</text:p>
          </table:table-cell>
          <table:table-cell table:formula="of:=[.I8]+10" office:value-type="float" office:value="1000000070" calcext:value-type="float">
            <text:p>1000000070</text:p>
          </table:table-cell>
          <table:table-cell table:formula="of:=[.J8]+100" office:value-type="float" office:value="100000700" calcext:value-type="float">
            <text:p>100000700</text:p>
          </table:table-cell>
          <table:table-cell table:formula="of:=[.K8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9:.H14])/86400" office:value-type="float" office:value="104.25" calcext:value-type="float">
            <text:p>104,25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formula="of:=[.D9]+0.5" office:value-type="float" office:value="103.5" calcext:value-type="float">
            <text:p>103,5</text:p>
          </table:table-cell>
          <table:table-cell table:formula="of:=&quot;dc-&quot;&amp;[.A10]" office:value-type="string" office:string-value="dc-ccc" calcext:value-type="string">
            <text:p>dc-ccc</text:p>
          </table:table-cell>
          <table:table-cell table:formula="of:=&quot;host-000&quot;&amp;[.B10]&amp;&quot;.dc-&quot;&amp;[.A10]&amp;&quot;.storage.ovh&quot;" office:value-type="string" office:string-value="host-000301.dc-ccc.storage.ovh" calcext:value-type="string">
            <text:p>host-000301.dc-ccc.storage.ovh</text:p>
          </table:table-cell>
          <table:table-cell table:formula="of:=UPPER([.A10])&amp;[.B10]&amp;&quot;000&quot;&amp;[.C10]" office:value-type="string" office:string-value="CCC3010002" calcext:value-type="string">
            <text:p>CCC3010002</text:p>
          </table:table-cell>
          <table:table-cell table:formula="of:=[.D10]*86400" office:value-type="float" office:value="8942400" calcext:value-type="float">
            <text:p>8942400</text:p>
          </table:table-cell>
          <table:table-cell table:formula="of:=[.I9]+10" office:value-type="float" office:value="1000000080" calcext:value-type="float">
            <text:p>1000000080</text:p>
          </table:table-cell>
          <table:table-cell table:formula="of:=[.J9]+100" office:value-type="float" office:value="100000800" calcext:value-type="float">
            <text:p>100000800</text:p>
          </table:table-cell>
          <table:table-cell table:formula="of:=[.K9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formula="of:=[.D10]+0.5" office:value-type="float" office:value="104" calcext:value-type="float">
            <text:p>104</text:p>
          </table:table-cell>
          <table:table-cell table:formula="of:=&quot;dc-&quot;&amp;[.A11]" office:value-type="string" office:string-value="dc-ccc" calcext:value-type="string">
            <text:p>dc-ccc</text:p>
          </table:table-cell>
          <table:table-cell table:formula="of:=&quot;host-000&quot;&amp;[.B11]&amp;&quot;.dc-&quot;&amp;[.A11]&amp;&quot;.storage.ovh&quot;" office:value-type="string" office:string-value="host-000302.dc-ccc.storage.ovh" calcext:value-type="string">
            <text:p>host-000302.dc-ccc.storage.ovh</text:p>
          </table:table-cell>
          <table:table-cell table:formula="of:=UPPER([.A11])&amp;[.B11]&amp;&quot;000&quot;&amp;[.C11]" office:value-type="string" office:string-value="CCC3020001" calcext:value-type="string">
            <text:p>CCC3020001</text:p>
          </table:table-cell>
          <table:table-cell table:formula="of:=[.D11]*86400" office:value-type="float" office:value="8985600" calcext:value-type="float">
            <text:p>8985600</text:p>
          </table:table-cell>
          <table:table-cell table:formula="of:=[.I10]+10" office:value-type="float" office:value="1000000090" calcext:value-type="float">
            <text:p>1000000090</text:p>
          </table:table-cell>
          <table:table-cell table:formula="of:=[.J10]+100" office:value-type="float" office:value="100000900" calcext:value-type="float">
            <text:p>100000900</text:p>
          </table:table-cell>
          <table:table-cell table:formula="of:=[.K10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D11]+0.5" office:value-type="float" office:value="104.5" calcext:value-type="float">
            <text:p>104,5</text:p>
          </table:table-cell>
          <table:table-cell table:formula="of:=&quot;dc-&quot;&amp;[.A12]" office:value-type="string" office:string-value="dc-ccc" calcext:value-type="string">
            <text:p>dc-ccc</text:p>
          </table:table-cell>
          <table:table-cell table:formula="of:=&quot;host-000&quot;&amp;[.B12]&amp;&quot;.dc-&quot;&amp;[.A12]&amp;&quot;.storage.ovh&quot;" office:value-type="string" office:string-value="host-000302.dc-ccc.storage.ovh" calcext:value-type="string">
            <text:p>host-000302.dc-ccc.storage.ovh</text:p>
          </table:table-cell>
          <table:table-cell table:formula="of:=UPPER([.A12])&amp;[.B12]&amp;&quot;000&quot;&amp;[.C12]" office:value-type="string" office:string-value="CCC3020002" calcext:value-type="string">
            <text:p>CCC3020002</text:p>
          </table:table-cell>
          <table:table-cell table:formula="of:=[.D12]*86400" office:value-type="float" office:value="9028800" calcext:value-type="float">
            <text:p>9028800</text:p>
          </table:table-cell>
          <table:table-cell table:formula="of:=[.I11]+10" office:value-type="float" office:value="1000000100" calcext:value-type="float">
            <text:p>1000000100</text:p>
          </table:table-cell>
          <table:table-cell table:formula="of:=[.J11]+100" office:value-type="float" office:value="100001000" calcext:value-type="float">
            <text:p>100001000</text:p>
          </table:table-cell>
          <table:table-cell table:formula="of:=[.K11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D12]+0.5" office:value-type="float" office:value="105" calcext:value-type="float">
            <text:p>105</text:p>
          </table:table-cell>
          <table:table-cell table:formula="of:=&quot;dc-&quot;&amp;[.A13]" office:value-type="string" office:string-value="dc-ccc" calcext:value-type="string">
            <text:p>dc-ccc</text:p>
          </table:table-cell>
          <table:table-cell table:formula="of:=&quot;host-000&quot;&amp;[.B13]&amp;&quot;.dc-&quot;&amp;[.A13]&amp;&quot;.storage.ovh&quot;" office:value-type="string" office:string-value="host-000303.dc-ccc.storage.ovh" calcext:value-type="string">
            <text:p>host-000303.dc-ccc.storage.ovh</text:p>
          </table:table-cell>
          <table:table-cell table:formula="of:=UPPER([.A13])&amp;[.B13]&amp;&quot;000&quot;&amp;[.C13]" office:value-type="string" office:string-value="CCC3030001" calcext:value-type="string">
            <text:p>CCC3030001</text:p>
          </table:table-cell>
          <table:table-cell table:formula="of:=[.D13]*86400" office:value-type="float" office:value="9072000" calcext:value-type="float">
            <text:p>9072000</text:p>
          </table:table-cell>
          <table:table-cell table:formula="of:=[.I12]+10" office:value-type="float" office:value="1000000110" calcext:value-type="float">
            <text:p>1000000110</text:p>
          </table:table-cell>
          <table:table-cell table:formula="of:=[.J12]+100" office:value-type="float" office:value="100001100" calcext:value-type="float">
            <text:p>100001100</text:p>
          </table:table-cell>
          <table:table-cell table:formula="of:=[.K12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formula="of:=[.D13]+0.5" office:value-type="float" office:value="105.5" calcext:value-type="float">
            <text:p>105,5</text:p>
          </table:table-cell>
          <table:table-cell table:formula="of:=&quot;dc-&quot;&amp;[.A14]" office:value-type="string" office:string-value="dc-ccc" calcext:value-type="string">
            <text:p>dc-ccc</text:p>
          </table:table-cell>
          <table:table-cell table:formula="of:=&quot;host-000&quot;&amp;[.B14]&amp;&quot;.dc-&quot;&amp;[.A14]&amp;&quot;.storage.ovh&quot;" office:value-type="string" office:string-value="host-000303.dc-ccc.storage.ovh" calcext:value-type="string">
            <text:p>host-000303.dc-ccc.storage.ovh</text:p>
          </table:table-cell>
          <table:table-cell table:formula="of:=UPPER([.A14])&amp;[.B14]&amp;&quot;000&quot;&amp;[.C14]" office:value-type="string" office:string-value="CCC3030002" calcext:value-type="string">
            <text:p>CCC3030002</text:p>
          </table:table-cell>
          <table:table-cell table:formula="of:=[.D14]*86400" office:value-type="float" office:value="9115200" calcext:value-type="float">
            <text:p>9115200</text:p>
          </table:table-cell>
          <table:table-cell table:formula="of:=[.I13]+10" office:value-type="float" office:value="1000000120" calcext:value-type="float">
            <text:p>1000000120</text:p>
          </table:table-cell>
          <table:table-cell table:formula="of:=[.J13]+100" office:value-type="float" office:value="100001200" calcext:value-type="float">
            <text:p>100001200</text:p>
          </table:table-cell>
          <table:table-cell table:formula="of:=[.K13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formula="of:=[.D14]+0.5" office:value-type="float" office:value="106" calcext:value-type="float">
            <text:p>106</text:p>
          </table:table-cell>
          <table:table-cell table:formula="of:=&quot;dc-&quot;&amp;[.A15]" office:value-type="string" office:string-value="dc-ddd" calcext:value-type="string">
            <text:p>dc-ddd</text:p>
          </table:table-cell>
          <table:table-cell table:formula="of:=&quot;host-000&quot;&amp;[.B15]&amp;&quot;.dc-&quot;&amp;[.A15]&amp;&quot;.storage.ovh&quot;" office:value-type="string" office:string-value="host-000401.dc-ddd.storage.ovh" calcext:value-type="string">
            <text:p>host-000401.dc-ddd.storage.ovh</text:p>
          </table:table-cell>
          <table:table-cell table:formula="of:=UPPER([.A15])&amp;[.B15]&amp;&quot;000&quot;&amp;[.C15]" office:value-type="string" office:string-value="DDD4010001" calcext:value-type="string">
            <text:p>DDD4010001</text:p>
          </table:table-cell>
          <table:table-cell table:formula="of:=[.D15]*86400" office:value-type="float" office:value="9158400" calcext:value-type="float">
            <text:p>9158400</text:p>
          </table:table-cell>
          <table:table-cell table:formula="of:=[.I14]+10" office:value-type="float" office:value="1000000130" calcext:value-type="float">
            <text:p>1000000130</text:p>
          </table:table-cell>
          <table:table-cell table:formula="of:=[.J14]+100" office:value-type="float" office:value="100001300" calcext:value-type="float">
            <text:p>100001300</text:p>
          </table:table-cell>
          <table:table-cell table:formula="of:=[.K14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H15:.H22])/86400" office:value-type="float" office:value="107.75" calcext:value-type="float">
            <text:p>107,75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[.D15]+0.5" office:value-type="float" office:value="106.5" calcext:value-type="float">
            <text:p>106,5</text:p>
          </table:table-cell>
          <table:table-cell table:formula="of:=&quot;dc-&quot;&amp;[.A16]" office:value-type="string" office:string-value="dc-ddd" calcext:value-type="string">
            <text:p>dc-ddd</text:p>
          </table:table-cell>
          <table:table-cell table:formula="of:=&quot;host-000&quot;&amp;[.B16]&amp;&quot;.dc-&quot;&amp;[.A16]&amp;&quot;.storage.ovh&quot;" office:value-type="string" office:string-value="host-000401.dc-ddd.storage.ovh" calcext:value-type="string">
            <text:p>host-000401.dc-ddd.storage.ovh</text:p>
          </table:table-cell>
          <table:table-cell table:formula="of:=UPPER([.A16])&amp;[.B16]&amp;&quot;000&quot;&amp;[.C16]" office:value-type="string" office:string-value="DDD4010002" calcext:value-type="string">
            <text:p>DDD4010002</text:p>
          </table:table-cell>
          <table:table-cell table:formula="of:=[.D16]*86400" office:value-type="float" office:value="9201600" calcext:value-type="float">
            <text:p>9201600</text:p>
          </table:table-cell>
          <table:table-cell table:formula="of:=[.I15]+10" office:value-type="float" office:value="1000000140" calcext:value-type="float">
            <text:p>1000000140</text:p>
          </table:table-cell>
          <table:table-cell table:formula="of:=[.J15]+100" office:value-type="float" office:value="100001400" calcext:value-type="float">
            <text:p>100001400</text:p>
          </table:table-cell>
          <table:table-cell table:formula="of:=[.K15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formula="of:=[.D16]+0.5" office:value-type="float" office:value="107" calcext:value-type="float">
            <text:p>107</text:p>
          </table:table-cell>
          <table:table-cell table:formula="of:=&quot;dc-&quot;&amp;[.A17]" office:value-type="string" office:string-value="dc-ddd" calcext:value-type="string">
            <text:p>dc-ddd</text:p>
          </table:table-cell>
          <table:table-cell table:formula="of:=&quot;host-000&quot;&amp;[.B17]&amp;&quot;.dc-&quot;&amp;[.A17]&amp;&quot;.storage.ovh&quot;" office:value-type="string" office:string-value="host-000402.dc-ddd.storage.ovh" calcext:value-type="string">
            <text:p>host-000402.dc-ddd.storage.ovh</text:p>
          </table:table-cell>
          <table:table-cell table:formula="of:=UPPER([.A17])&amp;[.B17]&amp;&quot;000&quot;&amp;[.C17]" office:value-type="string" office:string-value="DDD4020001" calcext:value-type="string">
            <text:p>DDD4020001</text:p>
          </table:table-cell>
          <table:table-cell table:formula="of:=[.D17]*86400" office:value-type="float" office:value="9244800" calcext:value-type="float">
            <text:p>9244800</text:p>
          </table:table-cell>
          <table:table-cell table:formula="of:=[.I16]+10" office:value-type="float" office:value="1000000150" calcext:value-type="float">
            <text:p>1000000150</text:p>
          </table:table-cell>
          <table:table-cell table:formula="of:=[.J16]+100" office:value-type="float" office:value="100001500" calcext:value-type="float">
            <text:p>100001500</text:p>
          </table:table-cell>
          <table:table-cell table:formula="of:=[.K16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D17]+0.5" office:value-type="float" office:value="107.5" calcext:value-type="float">
            <text:p>107,5</text:p>
          </table:table-cell>
          <table:table-cell table:formula="of:=&quot;dc-&quot;&amp;[.A18]" office:value-type="string" office:string-value="dc-ddd" calcext:value-type="string">
            <text:p>dc-ddd</text:p>
          </table:table-cell>
          <table:table-cell table:formula="of:=&quot;host-000&quot;&amp;[.B18]&amp;&quot;.dc-&quot;&amp;[.A18]&amp;&quot;.storage.ovh&quot;" office:value-type="string" office:string-value="host-000402.dc-ddd.storage.ovh" calcext:value-type="string">
            <text:p>host-000402.dc-ddd.storage.ovh</text:p>
          </table:table-cell>
          <table:table-cell table:formula="of:=UPPER([.A18])&amp;[.B18]&amp;&quot;000&quot;&amp;[.C18]" office:value-type="string" office:string-value="DDD4020002" calcext:value-type="string">
            <text:p>DDD4020002</text:p>
          </table:table-cell>
          <table:table-cell table:formula="of:=[.D18]*86400" office:value-type="float" office:value="9288000" calcext:value-type="float">
            <text:p>9288000</text:p>
          </table:table-cell>
          <table:table-cell table:formula="of:=[.I17]+10" office:value-type="float" office:value="1000000160" calcext:value-type="float">
            <text:p>1000000160</text:p>
          </table:table-cell>
          <table:table-cell table:formula="of:=[.J17]+100" office:value-type="float" office:value="100001600" calcext:value-type="float">
            <text:p>100001600</text:p>
          </table:table-cell>
          <table:table-cell table:formula="of:=[.K17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formula="of:=[.D18]+0.5" office:value-type="float" office:value="108" calcext:value-type="float">
            <text:p>108</text:p>
          </table:table-cell>
          <table:table-cell table:formula="of:=&quot;dc-&quot;&amp;[.A19]" office:value-type="string" office:string-value="dc-ddd" calcext:value-type="string">
            <text:p>dc-ddd</text:p>
          </table:table-cell>
          <table:table-cell table:formula="of:=&quot;host-000&quot;&amp;[.B19]&amp;&quot;.dc-&quot;&amp;[.A19]&amp;&quot;.storage.ovh&quot;" office:value-type="string" office:string-value="host-000403.dc-ddd.storage.ovh" calcext:value-type="string">
            <text:p>host-000403.dc-ddd.storage.ovh</text:p>
          </table:table-cell>
          <table:table-cell table:formula="of:=UPPER([.A19])&amp;[.B19]&amp;&quot;000&quot;&amp;[.C19]" office:value-type="string" office:string-value="DDD4030001" calcext:value-type="string">
            <text:p>DDD4030001</text:p>
          </table:table-cell>
          <table:table-cell table:formula="of:=[.D19]*86400" office:value-type="float" office:value="9331200" calcext:value-type="float">
            <text:p>9331200</text:p>
          </table:table-cell>
          <table:table-cell table:formula="of:=[.I18]+10" office:value-type="float" office:value="1000000170" calcext:value-type="float">
            <text:p>1000000170</text:p>
          </table:table-cell>
          <table:table-cell table:formula="of:=[.J18]+100" office:value-type="float" office:value="100001700" calcext:value-type="float">
            <text:p>100001700</text:p>
          </table:table-cell>
          <table:table-cell table:formula="of:=[.K18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formula="of:=[.D19]+0.5" office:value-type="float" office:value="108.5" calcext:value-type="float">
            <text:p>108,5</text:p>
          </table:table-cell>
          <table:table-cell table:formula="of:=&quot;dc-&quot;&amp;[.A20]" office:value-type="string" office:string-value="dc-ddd" calcext:value-type="string">
            <text:p>dc-ddd</text:p>
          </table:table-cell>
          <table:table-cell table:formula="of:=&quot;host-000&quot;&amp;[.B20]&amp;&quot;.dc-&quot;&amp;[.A20]&amp;&quot;.storage.ovh&quot;" office:value-type="string" office:string-value="host-000403.dc-ddd.storage.ovh" calcext:value-type="string">
            <text:p>host-000403.dc-ddd.storage.ovh</text:p>
          </table:table-cell>
          <table:table-cell table:formula="of:=UPPER([.A20])&amp;[.B20]&amp;&quot;000&quot;&amp;[.C20]" office:value-type="string" office:string-value="DDD4030002" calcext:value-type="string">
            <text:p>DDD4030002</text:p>
          </table:table-cell>
          <table:table-cell table:formula="of:=[.D20]*86400" office:value-type="float" office:value="9374400" calcext:value-type="float">
            <text:p>9374400</text:p>
          </table:table-cell>
          <table:table-cell table:formula="of:=[.I19]+10" office:value-type="float" office:value="1000000180" calcext:value-type="float">
            <text:p>1000000180</text:p>
          </table:table-cell>
          <table:table-cell table:formula="of:=[.J19]+100" office:value-type="float" office:value="100001800" calcext:value-type="float">
            <text:p>100001800</text:p>
          </table:table-cell>
          <table:table-cell table:formula="of:=[.K19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formula="of:=[.D20]+0.5" office:value-type="float" office:value="109" calcext:value-type="float">
            <text:p>109</text:p>
          </table:table-cell>
          <table:table-cell table:formula="of:=&quot;dc-&quot;&amp;[.A21]" office:value-type="string" office:string-value="dc-ddd" calcext:value-type="string">
            <text:p>dc-ddd</text:p>
          </table:table-cell>
          <table:table-cell table:formula="of:=&quot;host-000&quot;&amp;[.B21]&amp;&quot;.dc-&quot;&amp;[.A21]&amp;&quot;.storage.ovh&quot;" office:value-type="string" office:string-value="host-000404.dc-ddd.storage.ovh" calcext:value-type="string">
            <text:p>host-000404.dc-ddd.storage.ovh</text:p>
          </table:table-cell>
          <table:table-cell table:formula="of:=UPPER([.A21])&amp;[.B21]&amp;&quot;000&quot;&amp;[.C21]" office:value-type="string" office:string-value="DDD4040001" calcext:value-type="string">
            <text:p>DDD4040001</text:p>
          </table:table-cell>
          <table:table-cell table:formula="of:=[.D21]*86400" office:value-type="float" office:value="9417600" calcext:value-type="float">
            <text:p>9417600</text:p>
          </table:table-cell>
          <table:table-cell table:formula="of:=[.I20]+10" office:value-type="float" office:value="1000000190" calcext:value-type="float">
            <text:p>1000000190</text:p>
          </table:table-cell>
          <table:table-cell table:formula="of:=[.J20]+100" office:value-type="float" office:value="100001900" calcext:value-type="float">
            <text:p>100001900</text:p>
          </table:table-cell>
          <table:table-cell table:formula="of:=[.K20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formula="of:=[.D21]+0.5" office:value-type="float" office:value="109.5" calcext:value-type="float">
            <text:p>109,5</text:p>
          </table:table-cell>
          <table:table-cell table:formula="of:=&quot;dc-&quot;&amp;[.A22]" office:value-type="string" office:string-value="dc-ddd" calcext:value-type="string">
            <text:p>dc-ddd</text:p>
          </table:table-cell>
          <table:table-cell table:formula="of:=&quot;host-000&quot;&amp;[.B22]&amp;&quot;.dc-&quot;&amp;[.A22]&amp;&quot;.storage.ovh&quot;" office:value-type="string" office:string-value="host-000404.dc-ddd.storage.ovh" calcext:value-type="string">
            <text:p>host-000404.dc-ddd.storage.ovh</text:p>
          </table:table-cell>
          <table:table-cell table:formula="of:=UPPER([.A22])&amp;[.B22]&amp;&quot;000&quot;&amp;[.C22]" office:value-type="string" office:string-value="DDD4040002" calcext:value-type="string">
            <text:p>DDD4040002</text:p>
          </table:table-cell>
          <table:table-cell table:formula="of:=[.D22]*86400" office:value-type="float" office:value="9460800" calcext:value-type="float">
            <text:p>9460800</text:p>
          </table:table-cell>
          <table:table-cell table:formula="of:=[.I21]+10" office:value-type="float" office:value="1000000200" calcext:value-type="float">
            <text:p>1000000200</text:p>
          </table:table-cell>
          <table:table-cell table:formula="of:=[.J21]+100" office:value-type="float" office:value="100002000" calcext:value-type="float">
            <text:p>100002000</text:p>
          </table:table-cell>
          <table:table-cell table:formula="of:=[.K21]+1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reads</text:p>
          </table:table-cell>
          <table:table-cell office:value-type="string" calcext:value-type="string">
            <text:p>avg writ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AVERAGE([.I3:.I22])" office:value-type="float" office:value="1000000105" calcext:value-type="float">
            <text:p>1000000105</text:p>
          </table:table-cell>
          <table:table-cell table:formula="of:=AVERAGE([.J3:.J22])" office:value-type="float" office:value="100001050" calcext:value-type="float">
            <text:p>100001050</text:p>
          </table:table-cell>
          <table:table-cell table:number-columns-repeated="4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Arkusz1.A3:Arkusz1.G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3:05:38.261000000</meta:creation-date>
    <dc:date>2022-01-07T00:14:41.986000000</dc:date>
    <meta:editing-duration>PT3H38M29S</meta:editing-duration>
    <meta:editing-cycles>4</meta:editing-cycles>
    <meta:generator>LibreOffice/7.2.4.1$Windows_X86_64 LibreOffice_project/27d75539669ac387bb498e35313b970b7fe9c4f9</meta:generator>
    <meta:document-statistic meta:table-count="1" meta:cell-count="282" meta:object-count="0"/>
  </office:meta>
</office:document-meta>
</file>